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df1f" officeooo:paragraph-rsid="001ddf1f"/>
    </style:style>
    <style:style style:name="P2" style:family="paragraph" style:parent-style-name="Standard">
      <style:text-properties officeooo:rsid="00205c11" officeooo:paragraph-rsid="00205c11"/>
    </style:style>
    <style:style style:name="P3" style:family="paragraph" style:parent-style-name="Standard">
      <style:text-properties officeooo:rsid="00205c11" officeooo:paragraph-rsid="002357b2"/>
    </style:style>
    <style:style style:name="T1" style:family="text">
      <style:text-properties officeooo:rsid="001f6348"/>
    </style:style>
    <style:style style:name="T2" style:family="text">
      <style:text-properties officeooo:rsid="00205c11"/>
    </style:style>
    <style:style style:name="T3" style:family="text">
      <style:text-properties officeooo:rsid="0021d3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nosso produto é o ARCARD. Os clientes para além de acesso ao produto ARCARD têm também a possibiliade de usufr<text:span text:style-name="T2">ui</text:span>r do serviço de compra de comidas e bebidas com dinheiro, que apesar <text:span text:style-name="T2">de</text:span> não fazer parte do nosso produto também está representado, por ter um papel importante e uma relação próxima como a forma como todo o sistema funciona.</text:p>
      <text:p text:style-name="P1">O ARCARD disponibliza diversos serviços, aos quais os clientes conseguem aceder através da aplicação ARCAPP. <text:s/>Ao utilizarem o produto, <text:span text:style-name="T1">os clientes começam por escolher um conjunto de parceiros aos quais aceitam ceder os seus dados para promoções futuras. De seguida, é fundamental a criação duma conta ARCA, à qual é associado um QR code, gerando automaticamente pelo sistema. Tendo a sua conta, os clientes podem colocar ou levantar saldo do seu cartão (ARCARD).</text:span></text:p>
      <text:p text:style-name="P3">Saldo este que pode depois ser usado para efetuar compra de comidas e bebidas, no establecimento abrangido pelo produto. Neste caso, o vendedor utilizando um terminal POS, <text:span text:style-name="T3">identifica</text:span> o cliente <text:s/>através do seu QR code <text:span text:style-name="T3">(gerado aquando da criação de conta), seleciona o porduto pertendido, debitando o valor do mesmo ao saldo do cartao, gerando, por fim, um comprovativo de compra. O comprovativo gerado está associado a um identificador único, criado com base no numero de serie dos dispositivo que efetuou a compra.<text:line-break/>O ARCARD possiblita ainda a visualização do historico de compras efetuadas pelo cliente e a possibilidade de receber saldo no seu cartão, devido a promoções realizadas pelos parceiros aos quais aceitou ceder dados, promoções estas que são geridas e aprovadas pelo departamento responsável pela gestão de parceiros.</text:span></text:p>
      <text:p text:style-name="P3"/>
      <text:p text:style-name="P3"/>
      <text:p text:style-name="P3"/>
      <text:p text:style-name="P3"><text:span text:style-name="T3">Todas as transações financeiras efetuadas pelo cartão são tratadas internamente por uma aplicação financeira, baseada num servidor romoto. E todos os dados relacionados com clientes, tal como o saldo do seu cartão, as suas informações pessoais, o QR code ou o historico de vendas são guardadas numa base de dados local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22:45:00.780464537</meta:creation-date>
    <dc:date>2020-03-06T23:37:36.754293137</dc:date>
    <meta:editing-duration>PT5S</meta:editing-duration>
    <meta:editing-cycles>1</meta:editing-cycles>
    <meta:document-statistic meta:table-count="0" meta:image-count="0" meta:object-count="0" meta:page-count="1" meta:paragraph-count="4" meta:word-count="314" meta:character-count="1948" meta:non-whitespace-character-count="1636"/>
    <meta:generator>LibreOffice/6.0.7.3$Linux_X86_64 LibreOffice_project/00m0$Build-3</meta:generator>
  </office:meta>
</office:document-meta>
</file>